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6.588cm"/>
          <style:tab-stop style:position="6.773cm"/>
        </style:tab-stops>
      </style:paragraph-properties>
      <style:text-properties fo:font-size="15pt" fo:font-weight="bold" officeooo:rsid="0001d452" officeooo:paragraph-rsid="0001d45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6.588cm"/>
          <style:tab-stop style:position="6.773cm"/>
        </style:tab-stops>
      </style:paragraph-properties>
      <style:text-properties fo:font-size="15pt" fo:font-weight="bold" officeooo:rsid="0001d452" officeooo:paragraph-rsid="0001d452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fo:font-weight="bold" officeooo:rsid="0001456c" officeooo:paragraph-rsid="0001456c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font-weight="normal" officeooo:rsid="0001456c" officeooo:paragraph-rsid="0001456c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III</text:p>
      <text:p text:style-name="P1">B. Prabhakar</text:p>
      <text:p text:style-name="P1">201505618</text:p>
      <text:p text:style-name="Standard"/>
      <text:p text:style-name="Standard"/>
      <text:p text:style-name="P3">Can we identify the author through the Zipf plot of the book ?</text:p>
      <text:p text:style-name="P4">Yes. It could be possible to some extent.</text:p>
      <text:p text:style-name="P4">How? If we consider the authors like Shakespher, Chatan Bhagat and J.K Rowlings, the vocabulary that each of these authors use vary significantly in their frequency and there will also be a lot of non-common words with moderatly-high frequency that could be just enough to classify the text or a book into their authors. Similar kind of pattern could be found for doing the topic-class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03:09:53.084430050</meta:creation-date>
    <dc:date>2016-08-26T03:27:06.046117059</dc:date>
    <meta:editing-duration>PT13M2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91" meta:character-count="533" meta:non-whitespace-character-count="448"/>
  </office:meta>
</office:document-meta>
</file>